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Introduzione" style:list-style-name="L1"/>
    <style:style style:name="P2" style:family="paragraph" style:parent-style-name="Parte" style:list-style-name="L2">
      <style:text-properties officeooo:rsid="000a3918" officeooo:paragraph-rsid="000a3918"/>
    </style:style>
    <style:style style:name="P3" style:family="paragraph" style:parent-style-name="Sottoparte-testo" style:list-style-name="L2">
      <style:text-properties officeooo:rsid="000a3918" officeooo:paragraph-rsid="000a3918"/>
    </style:style>
    <style:style style:name="P4" style:family="paragraph" style:parent-style-name="Sottoparte-testo" style:list-style-name="L3"/>
    <style:style style:name="P5" style:family="paragraph" style:parent-style-name="Sottoparte-testo" style:list-style-name="L3">
      <style:text-properties officeooo:paragraph-rsid="000ddd3b"/>
    </style:style>
    <style:style style:name="P6" style:family="paragraph" style:parent-style-name="Sottoparte-testo" style:list-style-name="L3">
      <style:text-properties officeooo:rsid="000ed433" officeooo:paragraph-rsid="000ed433"/>
    </style:style>
    <style:style style:name="P7" style:family="paragraph" style:parent-style-name="Sottoparte-testo" style:list-style-name="L3">
      <style:text-properties officeooo:rsid="000ed433" officeooo:paragraph-rsid="00137469"/>
    </style:style>
    <style:style style:name="P8" style:family="paragraph" style:parent-style-name="Sottoparte-testo" style:list-style-name="L3">
      <style:text-properties officeooo:rsid="000ed433" officeooo:paragraph-rsid="002d6218"/>
    </style:style>
    <style:style style:name="P9" style:family="paragraph" style:parent-style-name="Sottoparte-punto-desc" style:list-style-name="L3"/>
    <style:style style:name="P10" style:family="paragraph" style:parent-style-name="Sottoparte-punto-desc" style:list-style-name="L3">
      <style:text-properties officeooo:paragraph-rsid="0032e2fe"/>
    </style:style>
    <style:style style:name="P11" style:family="paragraph" style:parent-style-name="Sottoparte-punto-desc" style:list-style-name="L3">
      <style:text-properties officeooo:rsid="000bb249" officeooo:paragraph-rsid="000bb249"/>
    </style:style>
    <style:style style:name="P12" style:family="paragraph" style:parent-style-name="Sottoparte-punto-desc" style:list-style-name="L3">
      <style:text-properties officeooo:rsid="00132a25" officeooo:paragraph-rsid="00132a25"/>
    </style:style>
    <style:style style:name="P13" style:family="paragraph" style:parent-style-name="Sottoparte-punto-desc" style:list-style-name="L3">
      <style:text-properties officeooo:rsid="00137469" officeooo:paragraph-rsid="002d6218"/>
    </style:style>
    <style:style style:name="P14" style:family="paragraph" style:parent-style-name="Sottoparte-punto-desc" style:list-style-name="L3">
      <style:text-properties officeooo:rsid="00151e90" officeooo:paragraph-rsid="00151e90"/>
    </style:style>
    <style:style style:name="P15" style:family="paragraph" style:parent-style-name="Sottoparte-punto-desc" style:list-style-name="L3">
      <style:text-properties officeooo:rsid="00160cc5" officeooo:paragraph-rsid="00160cc5"/>
    </style:style>
    <style:style style:name="P16" style:family="paragraph" style:parent-style-name="Sottoparte-punto-desc" style:list-style-name="L3">
      <style:text-properties officeooo:rsid="00160cc5" officeooo:paragraph-rsid="001e53d3"/>
    </style:style>
    <style:style style:name="P17" style:family="paragraph" style:parent-style-name="Sottoparte-punto-desc" style:list-style-name="L3">
      <style:text-properties officeooo:rsid="00160cc5" officeooo:paragraph-rsid="002e4233"/>
    </style:style>
    <style:style style:name="P18" style:family="paragraph" style:parent-style-name="Sottoparte-punto-desc" style:list-style-name="L4">
      <style:text-properties officeooo:rsid="00174437" officeooo:paragraph-rsid="001e53d3"/>
    </style:style>
    <style:style style:name="P19" style:family="paragraph" style:parent-style-name="Sottoparte-punto-desc" style:list-style-name="L4">
      <style:text-properties officeooo:rsid="0018ccbc" officeooo:paragraph-rsid="001e53d3"/>
    </style:style>
    <style:style style:name="P20" style:family="paragraph" style:parent-style-name="Sottoparte-punto-desc" style:list-style-name="L4">
      <style:text-properties officeooo:rsid="001937a7" officeooo:paragraph-rsid="001e53d3"/>
    </style:style>
    <style:style style:name="P21" style:family="paragraph" style:parent-style-name="Sottoparte-punto-desc" style:list-style-name="L3">
      <style:text-properties officeooo:rsid="001e53d3" officeooo:paragraph-rsid="001e53d3"/>
    </style:style>
    <style:style style:name="P22" style:family="paragraph" style:parent-style-name="Sottoparte-punto-desc" style:list-style-name="L3">
      <style:text-properties officeooo:rsid="001ec2c4" officeooo:paragraph-rsid="001ec2c4"/>
    </style:style>
    <style:style style:name="P23" style:family="paragraph" style:parent-style-name="Sottoparte-punto-desc" style:list-style-name="L3">
      <style:text-properties officeooo:rsid="00206156" officeooo:paragraph-rsid="00206156"/>
    </style:style>
    <style:style style:name="P24" style:family="paragraph" style:parent-style-name="Sottoparte-punto-desc" style:list-style-name="L3">
      <style:text-properties officeooo:rsid="00211de8" officeooo:paragraph-rsid="00211de8"/>
    </style:style>
    <style:style style:name="P25" style:family="paragraph" style:parent-style-name="Sottoparte-punto-desc" style:list-style-name="L3">
      <style:text-properties officeooo:rsid="0022f6c6" officeooo:paragraph-rsid="0022f6c6"/>
    </style:style>
    <style:style style:name="P26" style:family="paragraph" style:parent-style-name="Sottoparte-punto-desc" style:list-style-name="L3">
      <style:text-properties officeooo:rsid="0022f6c6" officeooo:paragraph-rsid="00244d87"/>
    </style:style>
    <style:style style:name="P27" style:family="paragraph" style:parent-style-name="Sottoparte-punto-desc" style:list-style-name="L3">
      <style:text-properties officeooo:rsid="00277b0d" officeooo:paragraph-rsid="00277b0d"/>
    </style:style>
    <style:style style:name="P28" style:family="paragraph" style:parent-style-name="Sottoparte-punto-desc" style:list-style-name="L3">
      <style:text-properties officeooo:rsid="002b14c0" officeooo:paragraph-rsid="002b14c0"/>
    </style:style>
    <style:style style:name="P29" style:family="paragraph" style:parent-style-name="Sottoparte-punto-desc" style:list-style-name="L3">
      <style:text-properties officeooo:rsid="002b14c0" officeooo:paragraph-rsid="002b49f4"/>
    </style:style>
    <style:style style:name="P30" style:family="paragraph" style:parent-style-name="Sottoparte-punto-desc" style:list-style-name="L3">
      <style:text-properties officeooo:rsid="002b49f4" officeooo:paragraph-rsid="002b49f4"/>
    </style:style>
    <style:style style:name="P31" style:family="paragraph" style:parent-style-name="Sottoparte-punto-desc" style:list-style-name="L3">
      <style:text-properties officeooo:rsid="0032e2fe" officeooo:paragraph-rsid="0033f3b9"/>
    </style:style>
    <style:style style:name="P32" style:family="paragraph" style:parent-style-name="Sottoparte-punto-desc" style:list-style-name="L3">
      <style:text-properties officeooo:rsid="0033f3b9" officeooo:paragraph-rsid="00347587"/>
    </style:style>
    <style:style style:name="P33" style:family="paragraph" style:parent-style-name="Sottoparte-punto-desc" style:list-style-name="L3">
      <style:text-properties officeooo:rsid="00347587" officeooo:paragraph-rsid="00347587"/>
    </style:style>
    <style:style style:name="P34" style:family="paragraph" style:parent-style-name="Sottoparte-punto" style:list-style-name="L3"/>
    <style:style style:name="P35" style:family="paragraph" style:parent-style-name="Sottoparte-punto" style:list-style-name="L3">
      <style:text-properties officeooo:rsid="000bb249" officeooo:paragraph-rsid="000bb249"/>
    </style:style>
    <style:style style:name="P36" style:family="paragraph" style:parent-style-name="Sottoparte-punto" style:list-style-name="L3">
      <style:text-properties officeooo:rsid="001098f9" officeooo:paragraph-rsid="001098f9"/>
    </style:style>
    <style:style style:name="P37" style:family="paragraph" style:parent-style-name="Sottoparte-punto" style:list-style-name="L3">
      <style:text-properties officeooo:rsid="0012c216" officeooo:paragraph-rsid="0012c216"/>
    </style:style>
    <style:style style:name="P38" style:family="paragraph" style:parent-style-name="Sottoparte-punto" style:list-style-name="L3">
      <style:text-properties officeooo:rsid="00151e90" officeooo:paragraph-rsid="00151e90"/>
    </style:style>
    <style:style style:name="P39" style:family="paragraph" style:parent-style-name="Sottoparte-punto" style:list-style-name="L3">
      <style:text-properties officeooo:rsid="00151e90" officeooo:paragraph-rsid="001e53d3"/>
    </style:style>
    <style:style style:name="P40" style:family="paragraph" style:parent-style-name="Sottoparte-punto" style:list-style-name="L3">
      <style:text-properties officeooo:rsid="001e53d3" officeooo:paragraph-rsid="001e53d3"/>
    </style:style>
    <style:style style:name="P41" style:family="paragraph" style:parent-style-name="Sottoparte-punto" style:list-style-name="L3">
      <style:text-properties officeooo:rsid="001ec2c4" officeooo:paragraph-rsid="001ec2c4"/>
    </style:style>
    <style:style style:name="P42" style:family="paragraph" style:parent-style-name="Sottoparte-punto" style:list-style-name="L3">
      <style:text-properties officeooo:rsid="00206156" officeooo:paragraph-rsid="00206156"/>
    </style:style>
    <style:style style:name="P43" style:family="paragraph" style:parent-style-name="Sottoparte-punto" style:list-style-name="L3">
      <style:text-properties officeooo:rsid="00277b0d" officeooo:paragraph-rsid="00277b0d"/>
    </style:style>
    <style:style style:name="P44" style:family="paragraph" style:parent-style-name="Sottoparte-punto" style:list-style-name="L3">
      <style:text-properties officeooo:rsid="002b14c0" officeooo:paragraph-rsid="002b14c0"/>
    </style:style>
    <style:style style:name="P45" style:family="paragraph" style:parent-style-name="Sottoparte-punto" style:list-style-name="L3">
      <style:text-properties officeooo:rsid="002b49f4" officeooo:paragraph-rsid="002b49f4"/>
    </style:style>
    <style:style style:name="P46" style:family="paragraph" style:parent-style-name="Sottoparte-punto" style:list-style-name="L3">
      <style:text-properties officeooo:rsid="0032e2fe" officeooo:paragraph-rsid="0032e2fe"/>
    </style:style>
    <style:style style:name="P47" style:family="paragraph" style:parent-style-name="Sottoparte-punto" style:list-style-name="L3">
      <style:text-properties officeooo:rsid="0032e2fe" officeooo:paragraph-rsid="00347587"/>
    </style:style>
    <style:style style:name="T1" style:family="text">
      <style:text-properties officeooo:rsid="000bb249"/>
    </style:style>
    <style:style style:name="T2" style:family="text">
      <style:text-properties officeooo:rsid="000c4a31"/>
    </style:style>
    <style:style style:name="T3" style:family="text">
      <style:text-properties officeooo:rsid="000ddd3b"/>
    </style:style>
    <style:style style:name="T4" style:family="text">
      <style:text-properties officeooo:rsid="000ed433"/>
    </style:style>
    <style:style style:name="T5" style:family="text">
      <style:text-properties officeooo:rsid="001098f9"/>
    </style:style>
    <style:style style:name="T6" style:family="text">
      <style:text-properties officeooo:rsid="00132a25"/>
    </style:style>
    <style:style style:name="T7" style:family="text">
      <style:text-properties officeooo:rsid="00137469"/>
    </style:style>
    <style:style style:name="T8" style:family="text">
      <style:text-properties officeooo:rsid="00160cc5"/>
    </style:style>
    <style:style style:name="T9" style:family="text">
      <style:text-properties officeooo:rsid="00206156"/>
    </style:style>
    <style:style style:name="T10" style:family="text">
      <style:text-properties officeooo:rsid="0022f6c6"/>
    </style:style>
    <style:style style:name="T11" style:family="text">
      <style:text-properties officeooo:rsid="00244d87"/>
    </style:style>
    <style:style style:name="T12" style:family="text">
      <style:text-properties officeooo:rsid="00277b0d"/>
    </style:style>
    <style:style style:name="T13" style:family="text">
      <style:text-properties officeooo:rsid="002b14c0"/>
    </style:style>
    <style:style style:name="T14" style:family="text">
      <style:text-properties officeooo:rsid="002b49f4"/>
    </style:style>
    <style:style style:name="T15" style:family="text">
      <style:text-properties officeooo:rsid="002bef54"/>
    </style:style>
    <style:style style:name="T16" style:family="text">
      <style:text-properties officeooo:rsid="002d6218"/>
    </style:style>
    <style:style style:name="T17" style:family="text">
      <style:text-properties officeooo:rsid="002e4233"/>
    </style:style>
    <style:style style:name="T18" style:family="text">
      <style:text-properties officeooo:rsid="003012a1"/>
    </style:style>
    <style:style style:name="T19" style:family="text">
      <style:text-properties officeooo:rsid="00174437"/>
    </style:style>
    <style:style style:name="T20" style:family="text">
      <style:text-properties officeooo:rsid="0033f3b9"/>
    </style:style>
    <style:style style:name="T21" style:family="text">
      <style:text-properties officeooo:rsid="00347587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onfigurazione rete laboratorio scolastico con Nethserver e Edubuntu</text:p>
      <text:list xml:id="list8384656347372864600" text:style-name="L1">
        <text:list-header>
          <text:p text:style-name="P1">Questa manuale contiene le istruzioni per l'installazione e la configurazione di un laboratorio scolastico a basso prezzo, sicura e di facile manutenzione riutilizzando il più possibile la strumentazione già presente aumentando la libertà e facilità di uso e manutenzione. Questa guida è rivolto agli responsabili di laboratorio, a chiunque volesse riprodurre il laboratorio/l'ambiente e ai simpatizzanti dei software FLOSS e i sistemi operativi GNU/Linux.</text:p>
          <text:p text:style-name="P1">Il manuale è composto da due parti, la parte relativa alla configurazione della rete (server+client) in virtuale, e poi su macchine fisiche.</text:p>
          <text:p text:style-name="P1">Il sistema è composta da due parti, il server con a bordo Nethserver, una distribuzione GNU/Linux di derivazione Centos che permette di essere amministrato o amministrare attraverso una intuitiva (e forse comoda) interfaccia web ma anche ssh e di client con a bordo edubuntu. Edubuntu sarà installibile sui client a remoto in automatico senza preoccuparsi di fare l'installazione manuale, inoltre tutte le configurazioni dei client saranno sincronizzati in automatico da remoto. Questa guida è rilasciata con una licenza libera che ne permette la modifica, l'uso e la redistribuzione senza burocrazia rompipalle. È consigliato l'uso di\ questa guida con un sistema operativo GNU/Linux di derivazione debian, ma con piccole modifiche va bene anche con altri sistemi operativi GNU/Linux, unix-like e unix. È sconsigliato usare questo manuale con qualsiasi versione di Microsoft Windows per evitare di fare dei bagni di sangue. <text:span text:style-name="T13">È consigliato provarlo su un pc con almeno 5GB</text:span></text:p>
        </text:list-header>
      </text:list>
      <text:list xml:id="list7086378094476944281" text:style-name="L2">
        <text:list-item>
          <text:p text:style-name="P2">prima parte (in virtuale)</text:p>
          <text:p text:style-name="P3">La prima parte consiste nell'installazione delle macchine virtuali del server e dei client per provare la futura rete. Questa procedura di virtualizzazione è molto utile per provare e modificare la futura configurazione per testare e verificare che tutto funziona a norma e quindi nel caso qualcosa non funzionasse, di eseguire il bugfixing prima che il problema venga scoperta nella rete reale. <text:span text:style-name="T1">Nel caso che tutto funzioni, si potrà proiettare questa configurazione in automatico verso delle macchine reali(deploy)</text:span>. Faremo uso di software come virtualbox, ansible, vagrant <text:span text:style-name="T1">per eseguire questa procedura.</text:span></text:p>
        </text:list-item>
      </text:list>
      <text:list xml:id="list2638659191222525641" text:style-name="L3">
        <text:list-item>
          <text:p text:style-name="P35">Installazione dei software necessari</text:p>
          <text:p text:style-name="P11">Adesso andremo a installare i software necessari per virtualizzare il sistema e gestire la configurazione (git, virtuabox, ansible e vagrant):</text:p>
          <text:p text:style-name="P11"><text:span text:style-name="T3">Esegui</text:span><text:span text:style-name="Terminale"><text:span text:style-name="T3"> </text:span></text:span><text:span text:style-name="Terminale">sudo apt-get install git virtualbox ansible vagrant</text:span> su macchine debian o derivata.</text:p>
          <text:p text:style-name="P4">È importante avere la versione di ansible almeno alla versione 2.0.0.0. Inoltre assicurati che la versione di vagrant sia compatibile con la versione di virtualbox, <text:span text:style-name="T2">vagrant supporta virtualbox 5.0.x a partire dalla versione 1.7.3, virtualbox 4.3-x a partire dalla versione 1.4.3. Per sapere la versione di virtualbox, aprilo, vai in Aiuto → Informazioni su virtualbox → penultima riga.</text:span></text:p>
          <text:p text:style-name="P4">Invece per sapere la versione di vagrant esegui <text:span text:style-name="Terminale">vagrant --version</text:span> invece la versione di ansible con <text:span text:style-name="Terminale">ansible --version</text:span>. </text:p>
          <text:p text:style-name="P4">Nel caso hai una versione di vagrant incompatibile, puoi scaricarlo dal sito ufficiale <text:a xlink:type="simple" xlink:href="https://www.vagrantup.com/downloads.html" text:style-name="Internet_20_link" text:visited-style-name="Visited_20_Internet_20_Link">https://www.vagrantup.com/downloads.html</text:a> e quindi installarlo oppure esegui(solo su macchiene debian o derivata): </text:p>
          <text:p text:style-name="P4"><text:span text:style-name="Terminale">wget </text:span><text:a xlink:type="simple" xlink:href="https://releases.hashicorp.com/vagrant/1.8.1/vagrant_1.8.1_x86_64.deb" text:style-name="Internet_20_link" text:visited-style-name="Visited_20_Internet_20_Link"><text:span text:style-name="Terminale"><text:span text:style-name="T3">https</text:span></text:span></text:a><text:a xlink:type="simple" xlink:href="https://releases.hashicorp.com/vagrant/1.8.1/vagrant_1.8.1_x86_64.deb" text:style-name="Internet_20_link" text:visited-style-name="Visited_20_Internet_20_Link"><text:span text:style-name="Terminale">://</text:span></text:a><text:a xlink:type="simple" xlink:href="https://releases.hashicorp.com/vagrant/1.8.1/vagrant_1.8.1_x86_64.deb" text:style-name="Internet_20_link" text:visited-style-name="Visited_20_Internet_20_Link"><text:span text:style-name="Terminale"><text:span text:style-name="T3">releases</text:span></text:span></text:a><text:a xlink:type="simple" xlink:href="https://releases.hashicorp.com/vagrant/1.8.1/vagrant_1.8.1_x86_64.deb" text:style-name="Internet_20_link" text:visited-style-name="Visited_20_Internet_20_Link"><text:span text:style-name="Terminale">.</text:span></text:a><text:a xlink:type="simple" xlink:href="https://releases.hashicorp.com/vagrant/1.8.1/vagrant_1.8.1_x86_64.deb" text:style-name="Internet_20_link" text:visited-style-name="Visited_20_Internet_20_Link"><text:span text:style-name="Terminale"><text:span text:style-name="T3">hashicorp</text:span></text:span></text:a><text:a xlink:type="simple" xlink:href="https://releases.hashicorp.com/vagrant/1.8.1/vagrant_1.8.1_x86_64.deb" text:style-name="Internet_20_link" text:visited-style-name="Visited_20_Internet_20_Link"><text:span text:style-name="Terminale">.</text:span></text:a><text:a xlink:type="simple" xlink:href="https://releases.hashicorp.com/vagrant/1.8.1/vagrant_1.8.1_x86_64.deb" text:style-name="Internet_20_link" text:visited-style-name="Visited_20_Internet_20_Link"><text:span text:style-name="Terminale"><text:span text:style-name="T3">com</text:span></text:span></text:a><text:a xlink:type="simple" xlink:href="https://releases.hashicorp.com/vagrant/1.8.1/vagrant_1.8.1_x86_64.deb" text:style-name="Internet_20_link" text:visited-style-name="Visited_20_Internet_20_Link"><text:span text:style-name="Terminale">/</text:span></text:a><text:a xlink:type="simple" xlink:href="https://releases.hashicorp.com/vagrant/1.8.1/vagrant_1.8.1_x86_64.deb" text:style-name="Internet_20_link" text:visited-style-name="Visited_20_Internet_20_Link"><text:span text:style-name="Terminale"><text:span text:style-name="T3">vagrant</text:span></text:span></text:a><text:a xlink:type="simple" xlink:href="https://releases.hashicorp.com/vagrant/1.8.1/vagrant_1.8.1_x86_64.deb" text:style-name="Internet_20_link" text:visited-style-name="Visited_20_Internet_20_Link"><text:span text:style-name="Terminale">/</text:span></text:a><text:a xlink:type="simple" xlink:href="https://releases.hashicorp.com/vagrant/1.8.1/vagrant_1.8.1_x86_64.deb" text:style-name="Internet_20_link" text:visited-style-name="Visited_20_Internet_20_Link"><text:span text:style-name="Terminale"><text:span text:style-name="T3">1.8.1</text:span></text:span></text:a><text:a xlink:type="simple" xlink:href="https://releases.hashicorp.com/vagrant/1.8.1/vagrant_1.8.1_x86_64.deb" text:style-name="Internet_20_link" text:visited-style-name="Visited_20_Internet_20_Link"><text:span text:style-name="Terminale">/</text:span></text:a><text:a xlink:type="simple" xlink:href="https://releases.hashicorp.com/vagrant/1.8.1/vagrant_1.8.1_x86_64.deb" text:style-name="Internet_20_link" text:visited-style-name="Visited_20_Internet_20_Link"><text:span text:style-name="Terminale"><text:span text:style-name="T3">vagrant</text:span></text:span></text:a><text:a xlink:type="simple" xlink:href="https://releases.hashicorp.com/vagrant/1.8.1/vagrant_1.8.1_x86_64.deb" text:style-name="Internet_20_link" text:visited-style-name="Visited_20_Internet_20_Link"><text:span text:style-name="Terminale">_</text:span></text:a><text:a xlink:type="simple" xlink:href="https://releases.hashicorp.com/vagrant/1.8.1/vagrant_1.8.1_x86_64.deb" text:style-name="Internet_20_link" text:visited-style-name="Visited_20_Internet_20_Link"><text:span text:style-name="Terminale"><text:span text:style-name="T3">1.8.1</text:span></text:span></text:a><text:a xlink:type="simple" xlink:href="https://releases.hashicorp.com/vagrant/1.8.1/vagrant_1.8.1_x86_64.deb" text:style-name="Internet_20_link" text:visited-style-name="Visited_20_Internet_20_Link"><text:span text:style-name="Terminale">_</text:span></text:a><text:a xlink:type="simple" xlink:href="https://releases.hashicorp.com/vagrant/1.8.1/vagrant_1.8.1_x86_64.deb" text:style-name="Internet_20_link" text:visited-style-name="Visited_20_Internet_20_Link"><text:span text:style-name="Terminale"><text:span text:style-name="T3">x86_64</text:span></text:span></text:a><text:a xlink:type="simple" xlink:href="https://releases.hashicorp.com/vagrant/1.8.1/vagrant_1.8.1_x86_64.deb" text:style-name="Internet_20_link" text:visited-style-name="Visited_20_Internet_20_Link"><text:span text:style-name="Terminale">.</text:span></text:a><text:a xlink:type="simple" xlink:href="https://releases.hashicorp.com/vagrant/1.8.1/vagrant_1.8.1_x86_64.deb" text:style-name="Internet_20_link" text:visited-style-name="Visited_20_Internet_20_Link"><text:span text:style-name="Terminale"><text:span text:style-name="T3">deb</text:span></text:span></text:a></text:p>
          <text:p text:style-name="P5"><text:span text:style-name="Terminale"><text:span text:style-name="T3">sudo dpkg -i vagrant_1.8.1_x86_64.deb</text:span></text:span></text:p>
          <text:p text:style-name="P5"><text:span text:style-name="Terminale"><text:span text:style-name="T3">sudo apt-get install -f</text:span></text:span></text:p>
          <text:p text:style-name="P34">Invece nel caso hai la versione di ansible incompatibile esegui <text:span text:style-name="T4">su ubuntu(o derivato</text:span></text:p>
          <text:p text:style-name="P6"><text:soft-page-break/><text:span text:style-name="Terminale">sudo add-apt-repository ppa:ansible/ansible</text:span></text:p>
          <text:p text:style-name="P6"><text:span text:style-name="Terminale">sudo apt-get update</text:span></text:p>
          <text:p text:style-name="P6"><text:span text:style-name="Terminale">sudo apt-get upgrade</text:span></text:p>
          <text:p text:style-name="P7"><text:span text:style-name="Terminale"><text:span text:style-name="T7">sudo apt-get install ansible</text:span></text:span></text:p>
        </text:list-item>
        <text:list-item>
          <text:p text:style-name="P36">Configurazione interfacce di rete di virtualbox</text:p>
          <text:p text:style-name="P9">Il server in virtuale che creeremo fa uso di due interfacce di rete virtuale, una rivolta verso la wan (internet) che in realtà è preconfigurata da comportasti come NAT tra l'host e guest e una interfaccia rivolta a una rete virtuale LAN di cui il server è presente. Dobbiamo configurare questa rete virtuale</text:p>
          <text:p text:style-name="P10">In virtualbox →<text:span text:style-name="T5"> File → Preferenze → Rete → Rete solo host, fai click sul simbolo col + (a dx della lista). A questo punto si sarà creata un rete virtuale chiamata vboxnet0. Fai doppio click sulla rete, imposta questi campi: 172.16.254.100 come indirizzo ip (oppure qualunque indirizzo ip 172.16.254.x che vuoi ad eccezione di .0, .1, .255), 255.255.255.0 come maschera di rete, poi disabilita server DHCP.</text:span></text:p>
        </text:list-item>
        <text:list-item>
          <text:p text:style-name="P37">Installazioni guest addtion <text:span text:style-name="T6">e extension pack</text:span></text:p>
          <text:p text:style-name="P12">La macchina virtuale ha bisogno di determinate feature come le extensions pack e le guest additions. Per installare guest additions:</text:p>
          <text:p text:style-name="P12">(Debian e derivate)</text:p>
          <text:p text:style-name="P13"><text:span text:style-name="Terminale"><text:span text:style-name="T4">sudo apt-get virtualbox-ext-pack virtualbox-guest-additions-iso</text:span></text:span> </text:p>
        </text:list-item>
        <text:list-item>
          <text:p text:style-name="P38">Scaricare i file del server </text:p>
          <text:p text:style-name="P14">Adesso dobbiamo scaricare i file per riprodurre l’ambiente del laboratorio scolastico in virtuale,</text:p>
          <text:p text:style-name="P15">(Debian e derivate)</text:p>
          <text:p text:style-name="P8"><text:span text:style-name="Terminale"><text:span text:style-name="T16">mkdir bglug-nethserver</text:span></text:span></text:p>
          <text:p text:style-name="P8"><text:span text:style-name="Terminale"><text:span text:style-name="T16">cd bglug-nethserver</text:span></text:span></text:p>
          <text:p text:style-name="P17"><text:span text:style-name="Terminale">git clone </text:span><text:a xlink:type="simple" xlink:href="https://github.com/bglug-it/server-config.git" text:style-name="Internet_20_link" text:visited-style-name="Visited_20_Internet_20_Link"><text:span text:style-name="Terminale">https://github.com/bglug-it/server-config.git</text:span></text:a></text:p>
        </text:list-item>
        <text:list-item>
          <text:p text:style-name="P39"><text:span text:style-name="T8">Spiegazione file</text:span> </text:p>
          <text:p text:style-name="P16">All’interno della directory sono presenti diversi file, i quali hanno una funzione diversa ciascuno:</text:p>
        </text:list-item>
      </text:list>
      <text:list xml:id="list5918974397475008629" text:style-name="L4">
        <text:list-item>
          <text:p text:style-name="P18">hosts contiene la lista degli host che ansible deve gestire. È presente solo l’indizzo IP di nethserver (172.16.254.1) e l’account di gestione di ansible (amgmt)</text:p>
        </text:list-item>
        <text:list-item>
          <text:p text:style-name="P19">domain.yml contiene la lista di info che ansible userà per configurare nethserver</text:p>
        </text:list-item>
        <text:list-item>
          <text:p text:style-name="P19">Vagrantfile è lo script usato da vagrant per la configurazione automatica di nethserver, dice che appena la macchina viene creat<text:span text:style-name="T10">a</text:span> (con vagrant up) <text:span text:style-name="T10">di fare</text:span> la configurazione automatica delle schede di rete con lo script ansible vagrant/vagrant.yml</text:p>
        </text:list-item>
        <text:list-item>
          <text:p text:style-name="P20">init.yml è lo script ansible usato per la configurazione dei parametri di connessione SSH e la chiave privata/pubblica del server.</text:p>
        </text:list-item>
        <text:list-item>
          <text:p text:style-name="P20">setup.yml è lo script ansible usato per la installazione e la configurazione di tutti i programmi e pacchett<text:span text:style-name="T9">i</text:span></text:p>
        </text:list-item>
      </text:list>
      <text:list xml:id="list225146494265860" text:continue-list="list2638659191222525641" text:style-name="L3">
        <text:list-item>
          <text:p text:style-name="P40">Inizializzazione <text:s/>macchina virtuale</text:p>
          <text:p text:style-name="P21">Sempre all’interno della directory eseguire</text:p>
          <text:p text:style-name="P21"><text:span text:style-name="Terminale">vagrant up</text:span></text:p>
          <text:p text:style-name="P22">Questo comando va a scaricare una box (macchina virtuale) già stata creata in precedenza da un membro del BGLUG, la fa partire e esegue lo script provision, che si occupa semplicemente di settare i parametri di rete e connessione SSH. Sia vagrant che ansible accedono alla macchina vituale utilizzando il protocollo SSH, vagrant usa l’account root/vagrant invece ansible utilizza l’account amgmt/<text:span text:style-name="T20">ansioso!</text:span>. Vagrant up è lenta solamente la prima volta che si perché va a scaricarsi syntaxerror/nethserver-<text:span text:style-name="T17">6.8</text:span>, la box già stata creata in precedenza dal BGLUG, nelle successive altre volte è abbastanza veloce perché semplicemente fa partire il server. <text:span text:style-name="T9">Nel caso vagrant up non vada a buon </text:span><text:soft-page-break/><text:span text:style-name="T9">fine, probabilmente è necessario rifare la configurazione con</text:span></text:p>
          <text:p text:style-name="P23"><text:span text:style-name="Terminale">vagrant provision</text:span></text:p>
        </text:list-item>
        <text:list-item>
          <text:p text:style-name="P41">Troubleshooting – controllo connessione ssh</text:p>
          <text:p text:style-name="P22">Provare a connettersi verso la box usando l’account <text:span text:style-name="T18">root</text:span> e la password vagrant, se tutto va bene è ok, altrimenti controllare i parametri di connessione ssh e parametri di rete.</text:p>
        </text:list-item>
        <text:list-item>
          <text:p text:style-name="P42">Inizializzazione <text:span text:style-name="T12">di </text:span>ansible</text:p>
          <text:p text:style-name="P23">Ansible-playbook è utilizzato dai sistemisti per applicare in automatico e semplicemente modifiche/configurazione in massa verso sistemi operativi GNU/Linux. Viene utilizzato con degli script .yml che contengono le istruzioni da eseguire a ansible. </text:p>
          <text:p text:style-name="P23">Il primo script è init.yml. Eseguire:</text:p>
          <text:p text:style-name="P23"><text:span text:style-name="Terminale">ssh-keygen</text:span></text:p>
          <text:p text:style-name="P24">Abbiamo bisogno di una chiave privata <text:span text:style-name="T10">e pubblica per creare una connessione sicura. Eseguire il comando per creare la chiave ~/.ssh/id_rsa, non c’è bisogno di mettere la password.</text:span></text:p>
          <text:p text:style-name="P25">Poi eseguire:</text:p>
          <text:p text:style-name="P25"><text:span text:style-name="Terminale">ansible-playbook init.yml –as</text:span><text:span text:style-name="Terminale"><text:span text:style-name="T18">k-pass</text:span></text:span></text:p>
          <text:p text:style-name="P26">Questo comando esegue lo script init.yml che come detto in precendenza setta i parametri di connessione ssh, crea l’utente amgmt, copia domain.yml sul server in /etc/domain.yml, crea la cartella dei fatti in /etc/facts.d/, installa PyYAML, registra il settaggio delle info di domain.yml come fatto, <text:span text:style-name="T11">installa libselinux-python e yum-utils.</text:span></text:p>
        </text:list-item>
        <text:list-item>
          <text:p text:style-name="P43">Setup dei pacchetti</text:p>
          <text:p text:style-name="P27">Adesso dobbiamo eseguire lo script ansille setup.yml, che instal<text:span text:style-name="T13">la e configura diversi pacchetti necessari al server della scuola come samba e pxeboot.</text:span></text:p>
          <text:p text:style-name="P27"><text:span text:style-name="Terminale">ansible-playbook setup.yml</text:span></text:p>
        </text:list-item>
        <text:list-item>
          <text:p text:style-name="P46">Impostare password di dominio</text:p>
          <text:p text:style-name="P31"><text:span text:style-name="T20">Adesso dobbiamo impostare la password di dominio, ovvio la password dell’administrator. </text:span>Apri il browser e <text:span text:style-name="T20">vai</text:span> sulla pagina <text:a xlink:type="simple" xlink:href="https://172.16.254.1:980/" text:style-name="Internet_20_link" text:visited-style-name="Visited_20_Internet_20_Link">http</text:a><text:a xlink:type="simple" xlink:href="https://172.16.254.1:980/" text:style-name="Internet_20_link" text:visited-style-name="Visited_20_Internet_20_Link"><text:span text:style-name="T20">s</text:span></text:a><text:a xlink:type="simple" xlink:href="https://172.16.254.1:980/" text:style-name="Internet_20_link" text:visited-style-name="Visited_20_Internet_20_Link">://</text:a><text:a xlink:type="simple" xlink:href="https://172.16.254.1:980/" text:style-name="Internet_20_link" text:visited-style-name="Visited_20_Internet_20_Link"><text:span text:style-name="T19">172.16.254.1:980/</text:span></text:a></text:p>
          <text:p text:style-name="P32">Ignora l’avviso di sicurezza (su chromium vai in dettagli e quindi click su procedi lo stesso), loggati come root e come password vagrant. Clicca sul pulsante utenti, <text:span text:style-name="T21">poi procedere attivando il servizio e impostando la password di administrator</text:span></text:p>
        </text:list-item>
        <text:list-item>
          <text:p text:style-name="P47">Impostare password di <text:span text:style-name="T21">decrittazione (vault)</text:span></text:p>
          <text:p text:style-name="P33">Adesso dobbiamo impostare una password di crittazione/decrittazione che viene usata per scambiare informazioni sensibili tra il server e il client.</text:p>
          <text:p text:style-name="P33">Loggarsi via ssh a amgmt/ansioso!, spostarsi in .ansible e inserire la password dentro vault.txt, quindi eseguire</text:p>
          <text:p text:style-name="P33">ssh <text:a xlink:type="simple" xlink:href="mailto:amgmt@172.16.254.1" text:style-name="Internet_20_link" text:visited-style-name="Visited_20_Internet_20_Link">amgmt@172.16.254.1</text:a></text:p>
          <text:p text:style-name="P33">echo “passworddidecrittazione” &gt; .ansible/vault.txt</text:p>
        </text:list-item>
        <text:list-item>
          <text:p text:style-name="P44">Creazione macchina virtuale docenti</text:p>
          <text:p text:style-name="P28">Per creare un laboratorio informatico col sistema “Linux va a scuola” è necessario avere almeno un PC con la configurazione “Docente” (oltre al server), adesso creeremo una macchina virtuale che agisce come PC Docente.</text:p>
          <text:p text:style-name="P29">Con virtualbox creare una nuova macchina virtuale:</text:p>
          <text:p text:style-name="P29"><text:span text:style-name="T14">Spazio disco: 10GB</text:span></text:p>
          <text:p text:style-name="P29"><text:span text:style-name="T14">RAM: 1GB</text:span></text:p>
          <text:p text:style-name="P29"><text:span text:style-name="T14">OS: Linux/Ubuntu (x64)</text:span></text:p>
          <text:p text:style-name="P29"><text:span text:style-name="T14">Nelle impostazioni di rete della macchina virtuale impostare la prima scheda di rete come scheda solo host vboxnet0, invece come ordine di avvio impostare disco fisso, rete. </text:span><text:s/></text:p>
        </text:list-item>
        <text:list-item>
          <text:p text:style-name="P45">Boot della macchina virtuale</text:p>
          <text:p text:style-name="P30">Avviare la macchina virtuale. La macchina virtuale dovrebbe fare il boot da rete (PXE) e quindi si dovrebbe caricare GRUB. Scegliere <text:span text:style-name="T15">Edubuntu x64 e quindi PC docente e </text:span><text:soft-page-break/><text:span text:style-name="T15">quindi fare invio. Si dovrebbe installare tutto in automatico ed essere pron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fo:text-transform="uppercase" fo:color="#ff3333" style:font-name="Liberation Sans" fo:font-family="'Liberation Sans'" style:font-family-generic="swiss" style:font-pitch="variable" fo:font-size="18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roduzione" style:family="paragraph" style:parent-style-name="Standard" style:master-page-name="">
      <style:paragraph-properties style:page-number="auto"/>
      <style:text-properties fo:font-size="12pt" fo:font-style="italic" style:font-size-asian="10.5pt"/>
    </style:style>
    <style:style style:name="Frame_20_contents" style:display-name="Frame contents" style:family="paragraph" style:parent-style-name="Standard" style:class="extra"/>
    <style:style style:name="Parte" style:family="paragraph" style:parent-style-name="Standard">
      <style:text-properties fo:text-transform="uppercase" fo:color="#3333ff" fo:font-size="16pt" style:font-size-asian="10.5pt"/>
    </style:style>
    <style:style style:name="Sottoparte-testo" style:family="paragraph" style:parent-style-name="Parte" style:master-page-name="">
      <style:paragraph-properties style:page-number="auto"/>
      <style:text-properties fo:font-variant="normal" fo:text-transform="none" style:use-window-font-color="true" fo:font-size="12pt" style:font-size-asian="10.5pt"/>
    </style:style>
    <style:style style:name="Sottoparte-punto" style:family="paragraph" style:parent-style-name="Standard">
      <loext:graphic-properties draw:fill="none" draw:fill-color="#729fcf"/>
      <style:paragraph-properties fo:background-color="transparent"/>
      <style:text-properties fo:color="#ff3333" fo:font-size="14pt" style:font-size-asian="10.5pt"/>
    </style:style>
    <style:style style:name="Sottoparte-punto-desc" style:family="paragraph" style:parent-style-name="Sottoparte-punto">
      <style:text-properties style:use-window-font-color="true" fo:font-size="12pt" style:font-size-asian="10.5pt"/>
    </style:style>
    <style:style style:name="Numbering_20_Symbols" style:display-name="Numbering Symbols" style:family="text" style:hidden="true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rminale" style:family="text">
      <style:text-properties fo:color="#99ff66" fo:background-color="#333333" style:font-size-asian="10.5pt" loext:shadow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Endnote_20_Symbol" style:display-name="Endnote Symbol" style:family="text"/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Caption_20_characters" style:display-name="Caption characters" style:family="text"/>
    <style:style style:name="Page_20_Number" style:display-name="Page Number" style:family="text"/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6:30:37.720587016</meta:creation-date>
    <dc:date>2016-07-20T22:47:01.064187447</dc:date>
    <meta:editing-duration>PT5H54M42S</meta:editing-duration>
    <meta:editing-cycles>21</meta:editing-cycles>
    <meta:generator>LibreOffice/5.1.4.2$Linux_X86_64 LibreOffice_project/10m0$Build-2</meta:generator>
    <meta:document-statistic meta:table-count="0" meta:image-count="0" meta:object-count="0" meta:page-count="4" meta:paragraph-count="75" meta:word-count="1387" meta:character-count="9458" meta:non-whitespace-character-count="8158"/>
  </office:meta>
</office:document-meta>
</file>